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style="normal" style:text-underline-style="none" fo:font-weight="normal" officeooo:paragraph-rsid="0050d3e4"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justify" style:justify-single-word="false"/>
      <style:text-properties style:font-name="Times New Roman" fo:font-size="12pt" fo:font-style="normal" style:text-underline-style="none" fo:font-weight="normal" officeooo:paragraph-rsid="006c28f5"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style:font-name="Times New Roman" fo:font-size="12pt" fo:font-style="normal" style:text-underline-style="none" fo:font-weight="normal" officeooo:paragraph-rsid="00747e9c"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style:font-name="Times New Roman" fo:font-size="12pt" fo:font-style="normal" style:text-underline-style="none" fo:font-weight="normal" officeooo:paragraph-rsid="007b8968" style:font-size-asian="12pt" style:font-style-asian="normal" style:font-weight-asian="normal" style:font-size-complex="12pt" style:font-style-complex="normal" style:font-weight-complex="normal"/>
    </style:style>
    <style:style style:name="P5" style:family="paragraph" style:parent-style-name="Text_20_body">
      <style:paragraph-properties fo:text-align="justify" style:justify-single-word="false"/>
      <style:text-properties style:font-name="Times New Roman" fo:font-size="12pt" fo:font-style="normal" style:text-underline-style="none" fo:font-weight="normal" officeooo:paragraph-rsid="0095a0fa"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ext-properties style:font-name="Times New Roman" fo:font-size="12pt" fo:font-style="normal" style:text-underline-style="none" fo:font-weight="normal" officeooo:rsid="0063c4f4"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style:text-line-through-style="none" fo:letter-spacing="normal" officeooo:rsid="002a8b0f" style:text-blinking="false"/>
    </style:style>
    <style:style style:name="T2" style:family="text">
      <style:text-properties fo:font-variant="normal" fo:text-transform="none" fo:color="#000000" style:text-line-through-style="none" fo:letter-spacing="normal" officeooo:rsid="00674ece" style:text-blinking="false"/>
    </style:style>
    <style:style style:name="T3" style:family="text">
      <style:text-properties fo:font-variant="normal" fo:text-transform="none" fo:color="#000000" style:text-line-through-style="none" fo:letter-spacing="normal" officeooo:rsid="002c80f2" style:text-blinking="false"/>
    </style:style>
    <style:style style:name="T4" style:family="text">
      <style:text-properties fo:font-variant="normal" fo:text-transform="none" fo:color="#000000" style:text-line-through-style="none" fo:letter-spacing="normal" officeooo:rsid="0068b6dc" style:text-blinking="false"/>
    </style:style>
    <style:style style:name="T5" style:family="text">
      <style:text-properties fo:font-variant="normal" fo:text-transform="none" fo:color="#000000" style:text-line-through-style="none" fo:letter-spacing="normal" officeooo:rsid="0068fdcf" style:text-blinking="false"/>
    </style:style>
    <style:style style:name="T6" style:family="text">
      <style:text-properties fo:font-variant="normal" fo:text-transform="none" fo:color="#000000" style:text-line-through-style="none" fo:letter-spacing="normal" officeooo:rsid="0066b870" style:text-blinking="false"/>
    </style:style>
    <style:style style:name="T7" style:family="text">
      <style:text-properties fo:font-variant="normal" fo:text-transform="none" fo:color="#000000" style:text-line-through-style="none" fo:letter-spacing="normal" officeooo:rsid="0034264e" style:text-blinking="false"/>
    </style:style>
    <style:style style:name="T8" style:family="text">
      <style:text-properties fo:font-variant="normal" fo:text-transform="none" fo:color="#000000" style:text-line-through-style="none" fo:letter-spacing="normal" officeooo:rsid="0034cfad" style:text-blinking="false"/>
    </style:style>
    <style:style style:name="T9" style:family="text">
      <style:text-properties fo:font-variant="normal" fo:text-transform="none" fo:color="#000000" style:text-line-through-style="none" fo:letter-spacing="normal" officeooo:rsid="0069bca8" style:text-blinking="false"/>
    </style:style>
    <style:style style:name="T10" style:family="text">
      <style:text-properties fo:font-variant="normal" fo:text-transform="none" fo:color="#000000" style:text-line-through-style="none" fo:letter-spacing="normal" officeooo:rsid="0036d95b" style:text-blinking="false"/>
    </style:style>
    <style:style style:name="T11" style:family="text">
      <style:text-properties fo:font-variant="normal" fo:text-transform="none" fo:color="#000000" style:text-line-through-style="none" fo:letter-spacing="normal" officeooo:rsid="002f43f1" style:text-blinking="false"/>
    </style:style>
    <style:style style:name="T12" style:family="text">
      <style:text-properties fo:font-variant="normal" fo:text-transform="none" fo:color="#000000" style:text-line-through-style="none" fo:letter-spacing="normal" officeooo:rsid="003041fb" style:text-blinking="false"/>
    </style:style>
    <style:style style:name="T13" style:family="text">
      <style:text-properties fo:font-variant="normal" fo:text-transform="none" fo:color="#000000" style:text-line-through-style="none" fo:letter-spacing="normal" officeooo:rsid="00311723" style:text-blinking="false"/>
    </style:style>
    <style:style style:name="T14" style:family="text">
      <style:text-properties fo:font-variant="normal" fo:text-transform="none" fo:color="#000000" style:text-line-through-style="none" fo:letter-spacing="normal" officeooo:rsid="00388b4e" style:text-blinking="false"/>
    </style:style>
    <style:style style:name="T15" style:family="text">
      <style:text-properties fo:font-variant="normal" fo:text-transform="none" fo:color="#000000" style:text-line-through-style="none" fo:letter-spacing="normal" officeooo:rsid="0038fe28" style:text-blinking="false"/>
    </style:style>
    <style:style style:name="T16" style:family="text">
      <style:text-properties fo:font-variant="normal" fo:text-transform="none" fo:color="#000000" style:text-line-through-style="none" fo:letter-spacing="normal" officeooo:rsid="003c84aa" style:text-blinking="false"/>
    </style:style>
    <style:style style:name="T17" style:family="text">
      <style:text-properties fo:font-variant="normal" fo:text-transform="none" fo:color="#000000" style:text-line-through-style="none" fo:letter-spacing="normal" officeooo:rsid="00399d61" style:text-blinking="false"/>
    </style:style>
    <style:style style:name="T18" style:family="text">
      <style:text-properties fo:font-variant="normal" fo:text-transform="none" fo:color="#000000" style:text-line-through-style="none" fo:letter-spacing="normal" officeooo:rsid="003d6da6" style:text-blinking="false"/>
    </style:style>
    <style:style style:name="T19" style:family="text">
      <style:text-properties fo:font-variant="normal" fo:text-transform="none" fo:color="#000000" style:text-line-through-style="none" fo:letter-spacing="normal" officeooo:rsid="003e2f3a" style:text-blinking="false"/>
    </style:style>
    <style:style style:name="T20" style:family="text">
      <style:text-properties fo:font-variant="normal" fo:text-transform="none" fo:color="#000000" style:text-line-through-style="none" fo:letter-spacing="normal" officeooo:rsid="00409f0f" style:text-blinking="false"/>
    </style:style>
    <style:style style:name="T21" style:family="text">
      <style:text-properties fo:font-variant="normal" fo:text-transform="none" fo:color="#000000" style:text-line-through-style="none" fo:letter-spacing="normal" officeooo:rsid="0041b9f3" style:text-blinking="false"/>
    </style:style>
    <style:style style:name="T22" style:family="text">
      <style:text-properties fo:font-variant="normal" fo:text-transform="none" fo:color="#000000" style:text-line-through-style="none" fo:letter-spacing="normal" officeooo:rsid="0041ec0c" style:text-blinking="false"/>
    </style:style>
    <style:style style:name="T23" style:family="text">
      <style:text-properties fo:font-variant="normal" fo:text-transform="none" fo:color="#000000" style:text-line-through-style="none" fo:letter-spacing="normal" officeooo:rsid="0045fd10" style:text-blinking="false"/>
    </style:style>
    <style:style style:name="T24" style:family="text">
      <style:text-properties fo:font-variant="normal" fo:text-transform="none" fo:color="#000000" style:text-line-through-style="none" fo:letter-spacing="normal" officeooo:rsid="0046e70a" style:text-blinking="false"/>
    </style:style>
    <style:style style:name="T25" style:family="text">
      <style:text-properties fo:font-variant="normal" fo:text-transform="none" fo:color="#000000" style:text-line-through-style="none" fo:letter-spacing="normal" officeooo:rsid="0048d2fa" style:text-blinking="false"/>
    </style:style>
    <style:style style:name="T26" style:family="text">
      <style:text-properties fo:font-variant="normal" fo:text-transform="none" fo:color="#000000" style:text-line-through-style="none" fo:letter-spacing="normal" officeooo:rsid="0047c776" style:text-blinking="false"/>
    </style:style>
    <style:style style:name="T27" style:family="text">
      <style:text-properties fo:font-variant="normal" fo:text-transform="none" fo:color="#000000" style:text-line-through-style="none" fo:letter-spacing="normal" officeooo:rsid="004a09d3" style:text-blinking="false"/>
    </style:style>
    <style:style style:name="T28" style:family="text">
      <style:text-properties fo:font-variant="normal" fo:text-transform="none" fo:color="#000000" style:text-line-through-style="none" fo:letter-spacing="normal" officeooo:rsid="004a9c86" style:text-blinking="false"/>
    </style:style>
    <style:style style:name="T29" style:family="text">
      <style:text-properties fo:font-variant="normal" fo:text-transform="none" fo:color="#000000" style:text-line-through-style="none" fo:letter-spacing="normal" officeooo:rsid="004c1f64" style:text-blinking="false"/>
    </style:style>
    <style:style style:name="T30" style:family="text">
      <style:text-properties fo:font-variant="normal" fo:text-transform="none" fo:color="#000000" style:text-line-through-style="none" fo:letter-spacing="normal" officeooo:rsid="004d8257" style:text-blinking="false"/>
    </style:style>
    <style:style style:name="T31" style:family="text">
      <style:text-properties fo:font-variant="normal" fo:text-transform="none" fo:color="#000000" style:text-line-through-style="none" fo:letter-spacing="normal" officeooo:rsid="004de129" style:text-blinking="false"/>
    </style:style>
    <style:style style:name="T32" style:family="text">
      <style:text-properties fo:font-variant="normal" fo:text-transform="none" fo:color="#000000" style:text-line-through-style="none" fo:letter-spacing="normal" officeooo:rsid="004efb58" style:text-blinking="false"/>
    </style:style>
    <style:style style:name="T33" style:family="text">
      <style:text-properties fo:font-variant="normal" fo:text-transform="none" fo:color="#000000" style:text-line-through-style="none" fo:letter-spacing="normal" officeooo:rsid="0050ad07" style:text-blinking="false"/>
    </style:style>
    <style:style style:name="T34" style:family="text">
      <style:text-properties fo:font-variant="normal" fo:text-transform="none" fo:color="#000000" style:text-line-through-style="none" fo:letter-spacing="normal" officeooo:rsid="0050b25a" style:text-blinking="false"/>
    </style:style>
    <style:style style:name="T35" style:family="text">
      <style:text-properties fo:font-variant="normal" fo:text-transform="none" fo:color="#000000" style:text-line-through-style="none" fo:letter-spacing="normal" officeooo:rsid="0050d3e4" style:text-blinking="false"/>
    </style:style>
    <style:style style:name="T36" style:family="text">
      <style:text-properties fo:font-variant="normal" fo:text-transform="none" fo:color="#000000" style:text-line-through-style="none" fo:letter-spacing="normal" officeooo:rsid="005341dd" style:text-blinking="false"/>
    </style:style>
    <style:style style:name="T37" style:family="text">
      <style:text-properties fo:font-variant="normal" fo:text-transform="none" fo:color="#000000" style:text-line-through-style="none" fo:letter-spacing="normal" officeooo:rsid="0054980f" style:text-blinking="false"/>
    </style:style>
    <style:style style:name="T38" style:family="text">
      <style:text-properties fo:font-variant="normal" fo:text-transform="none" fo:color="#000000" style:text-line-through-style="none" fo:letter-spacing="normal" officeooo:rsid="0056488a" style:text-blinking="false"/>
    </style:style>
    <style:style style:name="T39" style:family="text">
      <style:text-properties fo:font-variant="normal" fo:text-transform="none" fo:color="#000000" style:text-line-through-style="none" fo:letter-spacing="normal" officeooo:rsid="0058bf8b" style:text-blinking="false"/>
    </style:style>
    <style:style style:name="T40" style:family="text">
      <style:text-properties fo:font-variant="normal" fo:text-transform="none" fo:color="#000000" style:text-line-through-style="none" fo:letter-spacing="normal" officeooo:rsid="00595aaf" style:text-blinking="false"/>
    </style:style>
    <style:style style:name="T41" style:family="text">
      <style:text-properties fo:font-variant="normal" fo:text-transform="none" fo:color="#000000" style:text-line-through-style="none" fo:letter-spacing="normal" officeooo:rsid="0059d470" style:text-blinking="false"/>
    </style:style>
    <style:style style:name="T42" style:family="text">
      <style:text-properties fo:font-variant="normal" fo:text-transform="none" fo:color="#000000" style:text-line-through-style="none" fo:letter-spacing="normal" officeooo:rsid="005b2dbc" style:text-blinking="false"/>
    </style:style>
    <style:style style:name="T43" style:family="text">
      <style:text-properties fo:font-variant="normal" fo:text-transform="none" fo:color="#000000" style:text-line-through-style="none" fo:letter-spacing="normal" officeooo:rsid="005a312b" style:text-blinking="false"/>
    </style:style>
    <style:style style:name="T44" style:family="text">
      <style:text-properties fo:font-variant="normal" fo:text-transform="none" fo:color="#000000" style:text-line-through-style="none" fo:letter-spacing="normal" officeooo:rsid="005b4e35" style:text-blinking="false"/>
    </style:style>
    <style:style style:name="T45" style:family="text">
      <style:text-properties fo:font-variant="normal" fo:text-transform="none" fo:color="#000000" style:text-line-through-style="none" fo:letter-spacing="normal" officeooo:rsid="005d1567" style:text-blinking="false"/>
    </style:style>
    <style:style style:name="T46" style:family="text">
      <style:text-properties fo:font-variant="normal" fo:text-transform="none" fo:color="#000000" style:text-line-through-style="none" fo:letter-spacing="normal" officeooo:rsid="005db8b6" style:text-blinking="false"/>
    </style:style>
    <style:style style:name="T47" style:family="text">
      <style:text-properties fo:font-variant="normal" fo:text-transform="none" fo:color="#000000" style:text-line-through-style="none" fo:letter-spacing="normal" officeooo:rsid="005f1846" style:text-blinking="false"/>
    </style:style>
    <style:style style:name="T48" style:family="text">
      <style:text-properties fo:font-variant="normal" fo:text-transform="none" fo:color="#000000" style:text-line-through-style="none" fo:letter-spacing="normal" officeooo:rsid="006011ee" style:text-blinking="false"/>
    </style:style>
    <style:style style:name="T49" style:family="text">
      <style:text-properties fo:font-variant="normal" fo:text-transform="none" fo:color="#000000" style:text-line-through-style="none" fo:letter-spacing="normal" officeooo:rsid="00616937" style:text-blinking="false"/>
    </style:style>
    <style:style style:name="T50" style:family="text">
      <style:text-properties fo:font-variant="normal" fo:text-transform="none" fo:color="#000000" style:text-line-through-style="none" fo:letter-spacing="normal" officeooo:rsid="0061d838" style:text-blinking="false"/>
    </style:style>
    <style:style style:name="T51" style:family="text">
      <style:text-properties fo:font-variant="normal" fo:text-transform="none" fo:color="#000000" style:text-line-through-style="none" fo:letter-spacing="normal" officeooo:rsid="0063aecd" style:text-blinking="false"/>
    </style:style>
    <style:style style:name="T52" style:family="text">
      <style:text-properties fo:font-variant="normal" fo:text-transform="none" fo:color="#000000" style:text-line-through-style="none" fo:letter-spacing="normal" officeooo:rsid="0063be6b" style:text-blinking="false"/>
    </style:style>
    <style:style style:name="T53" style:family="text">
      <style:text-properties fo:font-variant="normal" fo:text-transform="none" fo:color="#000000" style:text-line-through-style="none" fo:letter-spacing="normal" officeooo:rsid="006c28f5" style:text-blinking="false"/>
    </style:style>
    <style:style style:name="T54" style:family="text">
      <style:text-properties fo:font-variant="normal" fo:text-transform="none" fo:color="#000000" style:text-line-through-style="none" fo:letter-spacing="normal" officeooo:rsid="006ce881" style:text-blinking="false"/>
    </style:style>
    <style:style style:name="T55" style:family="text">
      <style:text-properties fo:font-variant="normal" fo:text-transform="none" fo:color="#000000" style:text-line-through-style="none" fo:letter-spacing="normal" officeooo:rsid="006d928e" style:text-blinking="false"/>
    </style:style>
    <style:style style:name="T56" style:family="text">
      <style:text-properties fo:font-variant="normal" fo:text-transform="none" fo:color="#000000" style:text-line-through-style="none" fo:letter-spacing="normal" officeooo:rsid="006f8268" style:text-blinking="false"/>
    </style:style>
    <style:style style:name="T57" style:family="text">
      <style:text-properties fo:font-variant="normal" fo:text-transform="none" fo:color="#000000" style:text-line-through-style="none" fo:letter-spacing="normal" officeooo:rsid="00704bc2" style:text-blinking="false"/>
    </style:style>
    <style:style style:name="T58" style:family="text">
      <style:text-properties fo:font-variant="normal" fo:text-transform="none" fo:color="#000000" style:text-line-through-style="none" fo:letter-spacing="normal" officeooo:rsid="00720839" style:text-blinking="false"/>
    </style:style>
    <style:style style:name="T59" style:family="text">
      <style:text-properties fo:font-variant="normal" fo:text-transform="none" fo:color="#000000" style:text-line-through-style="none" fo:letter-spacing="normal" officeooo:rsid="00729279" style:text-blinking="false"/>
    </style:style>
    <style:style style:name="T60" style:family="text">
      <style:text-properties fo:font-variant="normal" fo:text-transform="none" fo:color="#000000" style:text-line-through-style="none" fo:letter-spacing="normal" officeooo:rsid="00747e9c" style:text-blinking="false"/>
    </style:style>
    <style:style style:name="T61" style:family="text">
      <style:text-properties fo:font-variant="normal" fo:text-transform="none" fo:color="#000000" style:text-line-through-style="none" fo:letter-spacing="normal" officeooo:rsid="0077176c" style:text-blinking="false"/>
    </style:style>
    <style:style style:name="T62" style:family="text">
      <style:text-properties fo:font-variant="normal" fo:text-transform="none" fo:color="#000000" style:text-line-through-style="none" fo:letter-spacing="normal" officeooo:rsid="00776c47" style:text-blinking="false"/>
    </style:style>
    <style:style style:name="T63" style:family="text">
      <style:text-properties fo:font-variant="normal" fo:text-transform="none" fo:color="#000000" style:text-line-through-style="none" fo:letter-spacing="normal" officeooo:rsid="00780fe8" style:text-blinking="false"/>
    </style:style>
    <style:style style:name="T64" style:family="text">
      <style:text-properties fo:font-variant="normal" fo:text-transform="none" fo:color="#000000" style:text-line-through-style="none" fo:letter-spacing="normal" officeooo:rsid="0078304b" style:text-blinking="false"/>
    </style:style>
    <style:style style:name="T65" style:family="text">
      <style:text-properties fo:font-variant="normal" fo:text-transform="none" fo:color="#000000" style:text-line-through-style="none" fo:letter-spacing="normal" officeooo:rsid="0079a606" style:text-blinking="false"/>
    </style:style>
    <style:style style:name="T66" style:family="text">
      <style:text-properties fo:font-variant="normal" fo:text-transform="none" fo:color="#000000" style:text-line-through-style="none" fo:letter-spacing="normal" officeooo:rsid="007b8968" style:text-blinking="false"/>
    </style:style>
    <style:style style:name="T67" style:family="text">
      <style:text-properties fo:font-variant="normal" fo:text-transform="none" fo:color="#000000" style:text-line-through-style="none" fo:letter-spacing="normal" officeooo:rsid="007d88f7" style:text-blinking="false"/>
    </style:style>
    <style:style style:name="T68" style:family="text">
      <style:text-properties fo:font-variant="normal" fo:text-transform="none" fo:color="#000000" style:text-line-through-style="none" fo:letter-spacing="normal" officeooo:rsid="007e5e95" style:text-blinking="false"/>
    </style:style>
    <style:style style:name="T69" style:family="text">
      <style:text-properties fo:font-variant="normal" fo:text-transform="none" fo:color="#000000" style:text-line-through-style="none" fo:letter-spacing="normal" officeooo:rsid="007ffdbe" style:text-blinking="false"/>
    </style:style>
    <style:style style:name="T70" style:family="text">
      <style:text-properties fo:font-variant="normal" fo:text-transform="none" fo:color="#000000" style:text-line-through-style="none" fo:letter-spacing="normal" officeooo:rsid="007ffdfb" style:text-blinking="false"/>
    </style:style>
    <style:style style:name="T71" style:family="text">
      <style:text-properties fo:font-variant="normal" fo:text-transform="none" fo:color="#000000" style:text-line-through-style="none" fo:letter-spacing="normal" officeooo:rsid="0081a6e5" style:text-blinking="false"/>
    </style:style>
    <style:style style:name="T72" style:family="text">
      <style:text-properties fo:font-variant="normal" fo:text-transform="none" fo:color="#000000" style:text-line-through-style="none" fo:letter-spacing="normal" officeooo:rsid="00840b2b" style:text-blinking="false"/>
    </style:style>
    <style:style style:name="T73" style:family="text">
      <style:text-properties fo:font-variant="normal" fo:text-transform="none" fo:color="#000000" style:text-line-through-style="none" fo:letter-spacing="normal" officeooo:rsid="0085d2a8" style:text-blinking="false"/>
    </style:style>
    <style:style style:name="T74" style:family="text">
      <style:text-properties fo:font-variant="normal" fo:text-transform="none" fo:color="#000000" style:text-line-through-style="none" fo:letter-spacing="normal" officeooo:rsid="00875382" style:text-blinking="false"/>
    </style:style>
    <style:style style:name="T75" style:family="text">
      <style:text-properties fo:font-variant="normal" fo:text-transform="none" fo:color="#000000" style:text-line-through-style="none" fo:letter-spacing="normal" officeooo:rsid="0088ae67" style:text-blinking="false"/>
    </style:style>
    <style:style style:name="T76" style:family="text">
      <style:text-properties fo:font-variant="normal" fo:text-transform="none" fo:color="#000000" style:text-line-through-style="none" fo:letter-spacing="normal" officeooo:rsid="008a3ecd" style:text-blinking="false"/>
    </style:style>
    <style:style style:name="T77" style:family="text">
      <style:text-properties fo:font-variant="normal" fo:text-transform="none" fo:color="#000000" style:text-line-through-style="none" fo:letter-spacing="normal" officeooo:rsid="008aff37" style:text-blinking="false"/>
    </style:style>
    <style:style style:name="T78" style:family="text">
      <style:text-properties fo:font-variant="normal" fo:text-transform="none" fo:color="#000000" style:text-line-through-style="none" fo:letter-spacing="normal" officeooo:rsid="008c1bef" style:text-blinking="false"/>
    </style:style>
    <style:style style:name="T79" style:family="text">
      <style:text-properties fo:font-variant="normal" fo:text-transform="none" fo:color="#000000" style:text-line-through-style="none" fo:letter-spacing="normal" officeooo:rsid="008e8a5b" style:text-blinking="false"/>
    </style:style>
    <style:style style:name="T80" style:family="text">
      <style:text-properties fo:font-variant="normal" fo:text-transform="none" fo:color="#000000" style:text-line-through-style="none" fo:letter-spacing="normal" officeooo:rsid="008f46c4" style:text-blinking="false"/>
    </style:style>
    <style:style style:name="T81" style:family="text">
      <style:text-properties fo:font-variant="normal" fo:text-transform="none" fo:color="#000000" style:text-line-through-style="none" fo:letter-spacing="normal" officeooo:rsid="00912e7c" style:text-blinking="false"/>
    </style:style>
    <style:style style:name="T82" style:family="text">
      <style:text-properties fo:font-variant="normal" fo:text-transform="none" fo:color="#000000" style:text-line-through-style="none" fo:letter-spacing="normal" officeooo:rsid="0093287b" style:text-blinking="false"/>
    </style:style>
    <style:style style:name="T83" style:family="text">
      <style:text-properties fo:font-variant="normal" fo:text-transform="none" fo:color="#000000" style:text-line-through-style="none" fo:letter-spacing="normal" officeooo:rsid="0093a776" style:text-blinking="false"/>
    </style:style>
    <style:style style:name="T84" style:family="text">
      <style:text-properties fo:font-variant="normal" fo:text-transform="none" fo:color="#000000" style:text-line-through-style="none" fo:letter-spacing="normal" officeooo:rsid="00940088" style:text-blinking="false"/>
    </style:style>
    <style:style style:name="T85" style:family="text">
      <style:text-properties fo:font-variant="normal" fo:text-transform="none" fo:color="#000000" style:text-line-through-style="none" fo:letter-spacing="normal" officeooo:rsid="0095a0fa" style:text-blinking="false"/>
    </style:style>
    <style:style style:name="T86" style:family="text">
      <style:text-properties fo:font-variant="normal" fo:text-transform="none" fo:color="#000000" style:text-line-through-style="none" fo:letter-spacing="normal" officeooo:rsid="00984ccc" style:text-blinking="false"/>
    </style:style>
    <style:style style:name="T87" style:family="text">
      <style:text-properties fo:font-variant="normal" fo:text-transform="none" fo:color="#000000" style:text-line-through-style="none" fo:letter-spacing="normal" officeooo:rsid="009a1bd7" style:text-blinking="false"/>
    </style:style>
    <style:style style:name="T88" style:family="text">
      <style:text-properties officeooo:rsid="009b725a"/>
    </style:style>
    <style:style style:name="T89" style:family="text">
      <style:text-properties officeooo:rsid="009b75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text:span><text:span text:style-name="T2">In the</text:span><text:span text:style-name="T1"> </text:span><text:span text:style-name="T2">part</text:span><text:span text:style-name="T1"> “Django </text:span><text:span text:style-name="T70">T</text:span><text:span text:style-name="T1">emplate </text:span><text:span text:style-name="T70">L</text:span><text:span text:style-name="T1">anguage”</text:span><text:span text:style-name="T3"> the language syntax of the Django template system </text:span><text:span text:style-name="T4">are </text:span><text:span text:style-name="T3">explain</text:span><text:span text:style-name="T4">ed</text:span><text:span text:style-name="T3">. Django’s template language is designed to strike a balance between power and ease. It’s </text:span><text:span text:style-name="T5">also </text:span><text:span text:style-name="T3">designed to feel comfortable </text:span><text:span text:style-name="T6">for</text:span><text:span text:style-name="T3"> those used to working with HTML. </text:span><text:span text:style-name="T7">Code examples </text:span><text:span text:style-name="T8">from</text:span><text:span text:style-name="T7"> this </text:span><text:span text:style-name="T9">unit</text:span><text:span text:style-name="T7"> </text:span><text:span text:style-name="T10">help </text:span><text:span text:style-name="T7">you </text:span><text:span text:style-name="T10">to</text:span><text:span text:style-name="T7"> notice that i</text:span><text:span text:style-name="T3">f you have any exposure to other text-based template languages, such as Smarty or CheetahTemplate, you should feel right at home with Django’s templates. </text:span><text:span text:style-name="T11">The template system is meant to express presentation, not program logic. </text:span><text:span text:style-name="T12">So, a template is simply a text file. It can generate any text-based format (HTML, XML, CSV, etc.). A template contains variables, which get replaced with values when the template is evaluated, and <text:s/>tags, which control the logic of the template.</text:span><text:span text:style-name="T13"> </text:span><text:span text:style-name="T14">Many t</text:span><text:span text:style-name="T13">ags, filters and syntax are supported by default, </text:span><text:span text:style-name="T14">but </text:span><text:span text:style-name="T13">although you can add your own extensions to the template language as needed. </text:span><text:span text:style-name="T53">In this part</text:span><text:span text:style-name="T15"> filters and tags possibilities, their using and features </text:span><text:span text:style-name="T53">are described </text:span><text:span text:style-name="T15">more detail about. Special </text:span><text:span text:style-name="T53">play</text:span><text:span text:style-name="T15"> is devoted to template inheritance, </text:span><text:span text:style-name="T16">custom libraries</text:span><text:span text:style-name="T15"> and automatic HTML escaping </text:span><text:span text:style-name="T54">(</text:span><text:span text:style-name="T15">about different cases of using, how to turn it off and how to implement it in best way for each case</text:span><text:span text:style-name="T55">)</text:span><text:span text:style-name="T15">. </text:span><text:span text:style-name="T17">Also there are many useful notes about special cases and differences between versions.</text:span></text:p>
      <text:p text:style-name="P3"><text:span text:style-name="T17"><text:tab/></text:span><text:span text:style-name="T57">In u</text:span><text:span text:style-name="T56">nit</text:span><text:span text:style-name="T18"> “Django </text:span><text:span text:style-name="T70">T</text:span><text:span text:style-name="T18">emplate </text:span><text:span text:style-name="T70">L</text:span><text:span text:style-name="T18">anguage : </text:span><text:span text:style-name="T70">F</text:span><text:span text:style-name="T18">or Python </text:span><text:span text:style-name="T70">P</text:span><text:span text:style-name="T18">rogrammers” </text:span><text:span text:style-name="T19">the Django template system</text:span><text:span text:style-name="T18"> </text:span><text:span text:style-name="T57">it is</text:span><text:span text:style-name="T19"> explain</text:span><text:span text:style-name="T57">ed</text:span><text:span text:style-name="T19"> from a technical perspective – how it works and how to extend it. </text:span><text:span text:style-name="T20">There are described <text:s/>basics principles of template structure </text:span><text:span text:style-name="T21">and its parts – block tags and variables. </text:span><text:span text:style-name="T22">A </text:span><text:span text:style-name="T57">lot of detail information</text:span><text:span text:style-name="T22"> about both steps of using template system process – compiling Template object and calling the render() method </text:span><text:span text:style-name="T58">are there</text:span><text:span text:style-name="T22">. </text:span><text:span text:style-name="T23">Also you can investigate many small and easy examples, some of examples are not very easy to </text:span><text:span text:style-name="T6">implement</text:span><text:span text:style-name="T23"> but easy to understand. They show, for instance, how invalid variables are handled, </text:span><text:span text:style-name="T24">how to use built-in variables </text:span><text:span text:style-name="T25">and Context objects. </text:span><text:span text:style-name="T59">There are </text:span><text:span text:style-name="T26">some useful tips about debug process </text:span><text:span text:style-name="T27">and many other interesting notes. </text:span><text:span text:style-name="T28">Python API, using sub-directories, <text:s/>main loaders types </text:span><text:span text:style-name="T29">and alternative template language </text:span><text:span text:style-name="T28">also </text:span><text:span text:style-name="T60">are </text:span><text:span text:style-name="T28">described </text:span><text:span text:style-name="T60">there</text:span><text:span text:style-name="T29">. </text:span></text:p>
      <text:p text:style-name="P4"><text:span text:style-name="T29"><text:tab/></text:span><text:span text:style-name="T61">In part</text:span><text:span text:style-name="T30"> “Request </text:span><text:span text:style-name="T71">A</text:span><text:span text:style-name="T30">nd </text:span><text:span text:style-name="T71">R</text:span><text:span text:style-name="T30">esponse </text:span><text:span text:style-name="T71">O</text:span><text:span text:style-name="T30">bject</text:span><text:span text:style-name="T31">s</text:span><text:span text:style-name="T30">” </text:span><text:span text:style-name="T61">it is</text:span><text:span text:style-name="T30"> </text:span><text:span text:style-name="T31">t</text:span><text:span text:style-name="T61">o</text:span><text:span text:style-name="T31">l</text:span><text:span text:style-name="T61">d</text:span><text:span text:style-name="T31"> more detailed about requests and special features of their </text:span><text:span text:style-name="T32">realization</text:span><text:span text:style-name="T31"> with Django. </text:span><text:span text:style-name="T62">D</text:span><text:span text:style-name="T33">etailed overview of HttpRequest objects, their attributes, methods, differences between versions, </text:span><text:span text:style-name="T34">parameters for requests, </text:span><text:span text:style-name="T35">built-in properties and objects </text:span><text:span text:style-name="T33">are proposed for your attention </text:span><text:span text:style-name="T62">there</text:span><text:span text:style-name="T35">. Th</text:span><text:span text:style-name="T63">ere are </text:span><text:span text:style-name="T35">also</text:span><text:span text:style-name="T63"> lot information </text:span><text:span text:style-name="T35">about passing iterators, setting header fields, HttpResponse subclasses, </text:span><text:span text:style-name="T64">which is </text:span><text:span text:style-name="T65">divided into</text:span><text:span text:style-name="T64"> </text:span><text:span text:style-name="T35">paragraphs. There are declared </text:span><text:span text:style-name="T36">most useful and expected</text:span><text:span text:style-name="T35"> novelties from Django 1.6. </text:span><text:span text:style-name="T66">And in t</text:span><text:span text:style-name="T37">he last paragraph performance consideration </text:span><text:span text:style-name="T66">is </text:span><text:span text:style-name="T37">describe</text:span><text:span text:style-name="T66">d</text:span><text:span text:style-name="T37">. </text:span><text:span text:style-name="T67">In this part there are not so </text:span><text:span text:style-name="T38">many <text:s/>examples </text:span><text:span text:style-name="T67">as it was </text:span><text:span text:style-name="T38">in previous </text:span><text:span text:style-name="T67">units</text:span><text:span text:style-name="T38">, but there are quit full description</text:span><text:span text:style-name="T68">s</text:span><text:span text:style-name="T38"> of all properties and method</text:span><text:span text:style-name="T69">s</text:span><text:span text:style-name="T38">.</text:span></text:p>
      <text:p text:style-name="P1"><text:span text:style-name="T38"><text:tab/></text:span><text:span text:style-name="T39">If you know how to write simplest views you are ready for code optimization and using more Django advantages. So, </text:span><text:span text:style-name="T72">unit</text:span><text:span text:style-name="T39"> “Class-</text:span><text:span text:style-name="T73">B</text:span><text:span text:style-name="T39">ased </text:span><text:span text:style-name="T73">V</text:span><text:span text:style-name="T39">iews” </text:span><text:span text:style-name="T74">is really helpful for</text:span><text:span text:style-name="T39"> you this. </text:span><text:span text:style-name="T40">There are short, but example-illustrated, description</text:span><text:span text:style-name="T6">s</text:span><text:span text:style-name="T40"> of base and generic views, </text:span><text:span text:style-name="T41">threads, class-based view</text:span><text:span text:style-name="T42">s</text:span><text:span text:style-name="T41">, </text:span><text:span text:style-name="T43">HTTP methods </text:span><text:span text:style-name="T42">and specifications of all this </text:span><text:span text:style-name="T44">“</text:span><text:span text:style-name="T42">wonder”. <text:s/></text:span><text:span text:style-name="T45">Also </text:span><text:span text:style-name="T76">it</text:span><text:span text:style-name="T45"> this </text:span><text:span text:style-name="T75">part</text:span><text:span text:style-name="T45"> </text:span><text:span text:style-name="T76">it is included</text:span><text:span text:style-name="T45"> detailed description of using mixins and handling forms with class-based views. </text:span><text:span text:style-name="T46">Special </text:span><text:span text:style-name="T77">place </text:span><text:span text:style-name="T46">is given for decorating class-based views and possibilities of generic views of objects. </text:span><text:span text:style-name="T47">Also there are a large part of basic information </text:span><text:span text:style-name="T48">about dynamic filtering and template contexts,</text:span><text:span text:style-name="T49"> a few about models and their interaction with requests, </text:span><text:span text:style-name="T50">for example, using AJAX. As it was said before, all information is supported by useful examples.</text:span></text:p>
      <text:p text:style-name="P5"><text:span text:style-name="T50"><text:tab/></text:span><text:span text:style-name="T51">And the last </text:span><text:span text:style-name="T79">part of</text:span><text:span text:style-name="T51"> </text:span><text:span text:style-name="T79">overviewed </text:span><text:span text:style-name="T81">professional</text:span><text:span text:style-name="T79"> literature </text:span><text:span text:style-name="T51">calls “Using </text:span><text:span text:style-name="T82">M</text:span><text:span text:style-name="T51">ixins </text:span><text:span text:style-name="T82">W</text:span><text:span text:style-name="T51">ith </text:span><text:span text:style-name="T82">C</text:span><text:span text:style-name="T51">lass-</text:span><text:span text:style-name="T82">B</text:span><text:span text:style-name="T51">ased </text:span><text:span text:style-name="T82">V</text:span><text:span text:style-name="T51">iews”. It</text:span><text:span text:style-name="T52">s</text:span><text:span text:style-name="T51"> main purpose </text:span><text:span text:style-name="T83">is</text:span><text:span text:style-name="T51"> to </text:span><text:span text:style-name="T84">show and</text:span><text:span text:style-name="T51"> approve that Django provide</text:span><text:span text:style-name="T6">d</text:span><text:span text:style-name="T51"> a number of mixins that </text:span><text:span text:style-name="T6">guaranteed</text:span><text:span text:style-name="T51"> more discrete functionality, than Django’s built-in class-based views.</text:span><text:span text:style-name="T52"> </text:span><text:span text:style-name="T85">Y</text:span><text:span text:style-name="T52">ou can find overview of two main built-in Django's generic class-based views </text:span><text:span text:style-name="T85">t</text:span><text:span text:style-name="T52">here: DetailView and ListView and different cases of their using with. Also there are described <text:s/>few variants of really good </text:span><text:soft-page-break/><text:span text:style-name="T52">solutions for typical problems, </text:span><text:span text:style-name="T86">which you should solve during development of event the </text:span><text:span text:style-name="T87">simplest</text:span><text:span text:style-name="T86"> web application</text:span><text:span text:style-name="T52">.</text:span></text:p>
      <text:p text:style-name="P6"><text:tab/>This text, a small part of Django original documentation, <text:s/>was really useful for me, because I need to study Django for my diploma paper and want to use this Python framework for feature work projects. It's also one of most interesting direction of personal developing for me, don't looking for this is one of the leading web technologies in the world. Django gives <text:span text:style-name="T88">to developers</text:span> tools for quick and quality creation of complicate web tool, with both – client and server sides written in one programming language with addition of design decoration. It's really easy to start even if you haven't any experience of working with Python. And full documentation is enable for reading in many comfort formats. <text:span text:style-name="T89">B</text:span>esides clean documentation, which is easy to understand and supported <text:s/>by many examples, there are six parts of general tutorials for beginners and they are really helpfu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Zen Hei Sharp1"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harp" style:font-size-asian="12pt" style:font-weight-asian="bold" style:font-name-complex="DejaVu Sans" style:font-size-complex="12pt" style:font-weight-complex="bold"/>
    </style:style>
    <style:style style:name="Footer" style:family="paragraph" style:parent-style-name="Standard" style:class="extra">
      <style:paragraph-properties text:number-lines="false" text:line-number="0">
        <style:tab-stops>
          <style:tab-stop style:position="9.458cm" style:type="center"/>
          <style:tab-stop style:position="18.91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Zen Hei Sharp1" style:font-name-complex="DejaVu Sans Mono"/>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count-empty-lines="false" text:restart-on-page="true" text:offset="0.499cm" style:num-format="1" text:number-position="left" text:increment="5"/>
  </office:styles>
  <office:automatic-styles>
    <style:page-layout style:name="Mpm1">
      <style:page-layout-properties fo:page-width="21.59cm" fo:page-height="27.94cm" style:num-format="1" style:print-orientation="portrait" fo:margin-top="2.461cm" fo:margin-bottom="1.72cm" fo:margin-left="2.499cm" fo:margin-right="2.078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8T10:49:05</meta:creation-date>
    <meta:generator>LibreOffice/4.0.4.2$Windows_x86 LibreOffice_project/9e9821abd0ffdbc09cd8c52eaa574fa09eb08f2</meta:generator>
    <dc:date>2013-12-10T23:01:00.44</dc:date>
    <meta:editing-duration>P1DT18H3M2S</meta:editing-duration>
    <meta:editing-cycles>139</meta:editing-cycles>
    <meta:print-date>2013-11-23T16:56:29.96</meta:print-date>
    <meta:document-statistic meta:table-count="0" meta:image-count="0" meta:object-count="0" meta:page-count="2" meta:paragraph-count="7" meta:word-count="812" meta:character-count="5185" meta:non-whitespace-character-count="4358"/>
  </office:meta>
</office:document-meta>
</file>